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text-transform="uppercase" style:font-name="Times New Roman" fo:font-size="8pt" style:font-size-asian="8pt" style:font-name-complex="Times New Roman" style:font-weight-complex="bold"/>
    </style:style>
    <style:style style:name="P3" style:family="paragraph" style:parent-style-name="Standard">
      <style:text-properties style:font-name="Times New Roman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5" style:family="paragraph" style:parent-style-name="Standard" style:list-style-name="WW8Num2">
      <style:text-properties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8pt" style:font-size-asian="8pt" style:font-name-complex="Times New Roman" style:font-size-complex="8pt"/>
    </style:style>
    <style:style style:name="P8" style:family="paragraph" style:parent-style-name="Standard" style:list-style-name="WW8Num2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01ace3" officeooo:paragraph-rsid="0001ace3" style:font-size-asian="12pt" style:font-name-complex="Times New Roman" style:font-size-complex="12pt"/>
    </style:style>
    <style:style style:name="P11" style:family="paragraph" style:parent-style-name="Standard" style:list-style-name="WW8Num2"/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>
      <style:paragraph-properties fo:margin-top="0in" fo:margin-bottom="0.0835in" loext:contextual-spacing="false" fo:text-align="center" style:justify-single-word="false"/>
    </style:style>
    <style:style style:name="P16" style:family="paragraph" style:parent-style-name="Standard">
      <style:paragraph-properties fo:margin-top="0in" fo:margin-bottom="0.0835in" loext:contextual-spacing="false" fo:text-align="center" style:justify-single-word="false"/>
      <style:text-properties fo:text-transform="uppercase" style:font-name="Times New Roman" style:font-name-complex="Times New Roman"/>
    </style:style>
    <style:style style:name="P17" style:family="paragraph" style:parent-style-name="Heading_20_2" style:master-page-name="Standard">
      <style:paragraph-properties fo:margin-left="0.4016in" fo:margin-right="0in" fo:margin-top="0in" fo:margin-bottom="0.0835in" loext:contextual-spacing="false" fo:text-indent="-0.4016in" style:auto-text-indent="false" style:page-number="auto"/>
      <style:text-properties fo:font-size="12pt" fo:font-weight="normal" style:font-size-asian="12pt" style:font-weight-asian="normal"/>
    </style:style>
    <style:style style:name="P18" style:family="paragraph" style:parent-style-name="Heading_20_3">
      <style:text-properties style:font-name="Times New Roman" fo:font-style="normal" fo:font-weight="normal" style:font-style-asian="normal" style:font-weight-asian="normal" style:font-name-complex="Times New Roman" style:font-style-complex="normal"/>
    </style:style>
    <style:style style:name="T1" style:family="text">
      <style:text-properties fo:font-size="12pt" fo:font-weight="normal" style:font-size-asian="12pt" style:font-weight-asian="normal"/>
    </style:style>
    <style:style style:name="T2" style:family="text">
      <style:text-properties fo:text-transform="uppercase" style:font-name="Times New Roman" style:font-name-complex="Times New Roman"/>
    </style:style>
    <style:style style:name="T3" style:family="text">
      <style:text-properties fo:text-transform="uppercase" style:font-name="Times New Roman" style:font-name-complex="Times New Roman" style:font-weight-complex="bold"/>
    </style:style>
    <style:style style:name="T4" style:family="text">
      <style:text-properties fo:text-transform="uppercase" style:font-name="Times New Roman" style:font-name-asian="Times New Roman" style:font-name-complex="Times New Roman" style:font-weight-complex="bold"/>
    </style:style>
    <style:style style:name="T5" style:family="text">
      <style:text-properties style:font-name="Times New Roman" fo:font-size="8pt" style:font-size-asian="8pt" style:font-name-complex="Times New Roman" style:font-size-complex="8pt"/>
    </style:style>
    <style:style style:name="T6" style:family="text">
      <style:text-properties style:font-name="Times New Roman" fo:font-size="8pt" style:font-name-asian="Times New Roman" style:font-size-asian="8pt" style:font-name-complex="Times New Roman" style:font-size-complex="8pt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officeooo:rsid="0001ace3" style:font-name-complex="Times New Roman"/>
    </style:style>
    <style:style style:name="T9" style:family="text">
      <style:text-properties style:font-name="Times New Roman" officeooo:rsid="000291ad" style:font-name-complex="Times New Roman"/>
    </style:style>
    <style:style style:name="T10" style:family="text">
      <style:text-properties style:font-name="Times New Roman" fo:font-weight="bold" style:font-weight-asian="bold" style:font-name-complex="Times New Roman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" officeooo:rsid="000291ad" style:font-name-asian="Times New Roman" style:font-name-complex="Times New Roman"/>
    </style:style>
    <style:style style:name="T13" style:family="text">
      <style:text-properties style:font-name="Times New Roman" fo:font-style="normal" officeooo:rsid="0001ace3" style:font-name-asian="Times New Roman" style:font-style-asian="normal" style:font-name-complex="Times New Roman" style:font-style-complex="normal"/>
    </style:style>
    <style:style style:name="T14" style:family="text">
      <style:text-properties style:font-name-asian="Times New Roman"/>
    </style:style>
    <style:style style:name="T15" style:family="text">
      <style:text-properties fo:font-size="8pt" style:font-size-asian="8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01ace3"/>
    </style:style>
    <style:style style:name="T18" style:family="text">
      <style:text-properties officeooo:rsid="000291ad"/>
    </style:style>
    <text:list-style style:name="L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МИНОБРНАУКИ РОССИИ</text:h>
      <text:p text:style-name="P15"><text:span text:style-name="T2">ФЕДЕРАЛЬНОЕ Государственное автономНОЕ образовательное учреждение </text:span></text:p>
      <text:p text:style-name="P16">высшего образования</text:p>
      <text:p text:style-name="P1"><text:span text:style-name="T4"><text:s/></text:span><text:span text:style-name="T3">«Новосибирский НАЦИОНАЛЬНЫЙ ИССЛЕДОВАТЕЛЬСКИЙ государственный университет» (нОВОСИБИРСКИЙ ГОСУДАРСТВЕННЫЙ УНИВЕРСИТЕТ, НГУ)</text:span></text:p>
      <text:p text:style-name="P2"/>
      <text:p text:style-name="P4">Факультет информационных технологий</text:p>
      <text:p text:style-name="P4">Кафедра <text:span text:style-name="T17">параллельных вычислений</text:span></text:p>
      <text:p text:style-name="P6">(название кафедры)</text:p>
      <text:list xml:id="list723711589531338382" text:style-name="WW8Num2">
        <text:list-item>
          <text:p text:style-name="P11"><text:span text:style-name="T7">Направление подготовки</text:span><text:span text:style-name="T2">: 09.04.01 Информатика и вычислительная техника</text:span></text:p>
        </text:list-item>
        <text:list-item>
          <text:p text:style-name="P5">Магистерская программа: <text:span text:style-name="T17">высокопроизводительные вычислительные системы</text:span></text:p>
        </text:list-item>
        <text:list-item>
          <text:p text:style-name="P8"/>
        </text:list-item>
        <text:list-item>
          <text:p text:style-name="P8">МАГИСТЕРСКАЯ ДИССЕРТАЦИЯ</text:p>
        </text:list-item>
      </text:list>
      <text:h text:style-name="P18" text:outline-level="3"/>
      <text:p text:style-name="P14"><text:span text:style-name="T13">Параллельный алгоритм построения остовного дерева для больших графов на мультипроцессоре</text:span></text:p>
      <text:p text:style-name="P6">(полное название темы магистерской диссертации)</text:p>
      <text:p text:style-name="P10">Зайцев Вадим Евгеньевич</text:p>
      <text:p text:style-name="P6">(фамилия, имя, отчество автора - студента –выпускника)</text:p>
      <text:p text:style-name="Standard"><text:span text:style-name="T7">Тема диссертации утверждена распоряжением по НГУ №</text:span><text:span text:style-name="T8">104 </text:span><text:span text:style-name="T7">от «</text:span><text:span text:style-name="T8">20</text:span><text:span text:style-name="T7">» </text:span><text:span text:style-name="T8">марта </text:span><text:span text:style-name="T7">20</text:span><text:span text:style-name="T8">14</text:span><text:span text:style-name="T7">г.</text:span></text:p>
      <text:p text:style-name="P12"><text:span text:style-name="T7">Тема диссертации скорректирована распоряжением по НГУ №</text:span><text:span text:style-name="T8">472</text:span><text:span text:style-name="T7"> от «</text:span><text:span text:style-name="T8">12</text:span><text:span text:style-name="T7">» </text:span><text:span text:style-name="T8">декабря </text:span><text:span text:style-name="T7">20</text:span><text:span text:style-name="T8">14</text:span><text:span text:style-name="T7">г. </text:span></text:p>
      <text:p text:style-name="Standard"><text:span text:style-name="T10">«К защите допущена» <text:s text:c="81"/>Научный руководитель <text:s text:c="106"/></text:span></text:p>
      <text:p text:style-name="Standard"><text:span text:style-name="T11"><text:s/></text:span><text:span text:style-name="T7">Заведующий кафедрой, <text:s text:c="59"/></text:span><text:span text:style-name="T10"><text:s text:c="13"/></text:span><text:span text:style-name="T7">должность, </text:span><text:span text:style-name="T9">ИВМиМГ СО РАН</text:span><text:span text:style-name="T7">,</text:span></text:p>
      <text:p text:style-name="P3"><text:span text:style-name="T18">д. т. н., проф</text:span> <text:s text:c="126"/><text:span text:style-name="T18">к. ф.-м. <text:s/>н.</text:span></text:p>
      <text:p text:style-name="Standard"><text:span text:style-name="T12">Малышкин В. Э. </text:span><text:span text:style-name="T7">/………….. <text:s text:c="75"/></text:span><text:span text:style-name="T9">Калгин К. В. </text:span><text:span text:style-name="T7">/…...……...</text:span></text:p>
      <text:p text:style-name="Standard"><text:span text:style-name="T5">(фамилия , И., О.) / (подпись, МП) <text:s text:c="109"/>(фамилия , И., О.) / (подпись, МП) <text:s text:c="148"/></text:span></text:p>
      <text:p text:style-name="Standard"><text:span text:style-name="T7">«</text:span><text:span text:style-name="T9">7</text:span><text:span text:style-name="T7">» </text:span><text:span text:style-name="T9">июня </text:span><text:span text:style-name="T7">20</text:span><text:span text:style-name="T9">15 </text:span><text:span text:style-name="T7">г. <text:s text:c="108"/>«</text:span><text:span text:style-name="T9">7</text:span><text:span text:style-name="T7">» </text:span><text:span text:style-name="T9">июня </text:span><text:span text:style-name="T7">20</text:span><text:span text:style-name="T9">15 </text:span><text:span text:style-name="T7">г. <text:s/></text:span></text:p>
      <text:p text:style-name="P13"><text:span text:style-name="T6"><text:s text:c="37"/></text:span><text:span text:style-name="T11"><text:s text:c="24"/></text:span></text:p>
      <text:p text:style-name="P13"><text:span text:style-name="T7">Дата защиты: «……»………………20…г. <text:s/></text:span></text:p>
      <text:p text:style-name="P7"/>
      <text:p text:style-name="P4">Новосибирск, 20<text:span text:style-name="T17">15 </text:span>г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loext:contextual-spacing="false" fo:line-height="100%"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in" loext:contextual-spacing="false" fo:line-height="100%" fo:text-align="center" style:justify-single-word="false" fo:hyphenation-ladder-count="no-limit" fo:keep-with-next="always"/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" style:display-name="Стандартный HTML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caaieiaie_20_2" style:display-name="caaieiaie 2" style:family="paragraph" style:parent-style-name="Standard" style:next-style-name="Standard" style:list-style-name="WW8Num1">
      <style:paragraph-properties fo:margin-left="0in" fo:margin-right="0in" fo:margin-top="0in" fo:margin-bottom="0.1665in" loext:contextual-spacing="false" fo:line-height="200%" fo:orphans="0" fo:widows="0" fo:text-indent="0in" style:auto-text-indent="false" fo:keep-with-next="always">
        <style:tab-stops>
          <style:tab-stop style:position="0.3in"/>
          <style:tab-stop style:position="0.5in"/>
          <style:tab-stop style:position="0.6in"/>
          <style:tab-stop style:position="0.9in"/>
          <style:tab-stop style:position="1in"/>
          <style:tab-stop style:position="1.2in"/>
          <style:tab-stop style:position="1.3in"/>
          <style:tab-stop style:position="1.5in"/>
          <style:tab-stop style:position="1.7in"/>
          <style:tab-stop style:position="1.8in"/>
          <style:tab-stop style:position="1.9in"/>
          <style:tab-stop style:position="2.1in"/>
          <style:tab-stop style:position="2.6in"/>
          <style:tab-stop style:position="2.7in"/>
          <style:tab-stop style:position="3.3in"/>
          <style:tab-stop style:position="4.1in"/>
          <style:tab-stop style:position="4.2in"/>
          <style:tab-stop style:position="4.6in"/>
          <style:tab-stop style:position="5.9in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text-transform="uppercase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339933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submenu-table" style:family="text" style:parent-style-name="Основной_20_шрифт_20_абзаца"/>
    <style:style style:name="butback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5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outline-level-style>
      <text:outline-level-style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4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5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1z0" style:num-suffix="." style:num-format="1" text:start-value="6" text:display-levels="2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fo:text-indent="-0.8437in" fo:margin-left="1.3437in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fo:text-indent="-0.4791in" fo:margin-left="0.728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84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4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1.9984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84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4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4984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8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erif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8z0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атьяна</meta:initial-creator>
    <meta:creation-date>2015-05-27T20:32:00</meta:creation-date>
    <dc:date>2015-06-09T14:47:50.530942200</dc:date>
    <meta:print-date>2015-03-16T09:45:00</meta:print-date>
    <meta:editing-cycles>3</meta:editing-cycles>
    <meta:editing-duration>PT5M51S</meta:editing-duration>
    <meta:generator>LibreOffice/4.4.2.2$Linux_X86_64 LibreOffice_project/40m0$Build-2</meta:generator>
    <meta:document-statistic meta:table-count="0" meta:image-count="0" meta:object-count="0" meta:page-count="1" meta:paragraph-count="26" meta:word-count="143" meta:character-count="2049" meta:non-whitespace-character-count="1035"/>
  </office:meta>
</office:document-meta>
</file>